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8.147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5.011cm"/>
    </style:style>
    <style:style style:name="co6" style:family="table-column">
      <style:table-column-properties fo:break-before="auto" style:column-width="12.123cm"/>
    </style:style>
    <style:style style:name="co7" style:family="table-column">
      <style:table-column-properties fo:break-before="auto" style:column-width="4.5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81cm"/>
    </style:style>
    <style:style style:name="co10" style:family="table-column">
      <style:table-column-properties fo:break-before="auto" style:column-width="5.292cm"/>
    </style:style>
    <style:style style:name="co11" style:family="table-column">
      <style:table-column-properties fo:break-before="auto" style:column-width="5.853cm"/>
    </style:style>
    <style:style style:name="co12" style:family="table-column">
      <style:table-column-properties fo:break-before="auto" style:column-width="7.447cm"/>
    </style:style>
    <style:style style:name="co13" style:family="table-column">
      <style:table-column-properties fo:break-before="auto" style:column-width="13.524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5.823cm"/>
    </style:style>
    <style:style style:name="co16" style:family="table-column">
      <style:table-column-properties fo:break-before="auto" style:column-width="7.112cm"/>
    </style:style>
    <style:style style:name="ro1" style:family="table-row">
      <style:table-row-properties style:row-height="0.132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863cm" fo:break-before="auto" style:use-optimal-row-height="true"/>
    </style:style>
    <style:style style:name="ta1" style:family="table" style:master-page-name="PageStyle_5f_Sumário">
      <style:table-properties table:display="true" style:writing-mode="lr-tb"/>
    </style:style>
    <style:style style:name="ta2" style:family="table" style:master-page-name="PageStyle_5f_Cenários">
      <style:table-properties table:display="true" style:writing-mode="lr-tb"/>
    </style:style>
    <style:style style:name="ta3" style:family="table" style:master-page-name="PageStyle_5f_Imagens">
      <style:table-properties table:display="true" style:writing-mode="lr-tb"/>
    </style:style>
    <style:style style:name="ta4" style:family="table" style:master-page-name="PageStyle_5f_Result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45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6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pt" fo:country="B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3" table:number-columns-repeated="1016" table:default-cell-style-name="ce24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2">
        <office:forms form:automatic-focus="false" form:apply-design-mode="false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2" table:default-cell-style-name="ce23"/>
        <table:table-column table:style-name="co13" table:default-cell-style-name="ce23"/>
        <table:table-column table:style-name="co14" table:default-cell-style-name="ce23"/>
        <table:table-column table:style-name="co10" table:default-cell-style-name="ce23"/>
        <table:table-column table:style-name="co3" table:number-columns-repeated="1017" table:default-cell-style-name="ce23"/>
        <table:table-row table:style-name="ro5">
          <table:table-cell table:style-name="ce45" office:value-type="string" calcext:value-type="string">
            <text:p>ID</text:p>
          </table:table-cell>
          <table:table-cell table:style-name="ce50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51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51" office:value-type="string" calcext:value-type="string">
            <text:p>Pré-condições</text:p>
          </table:table-cell>
          <table:table-cell table:style-name="ce50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2">Passo a passo</text:span> para execução</text:p>
          </table:table-cell>
          <table:table-cell table:style-name="ce50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50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60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6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sucesso.</text:p>
          </table:table-cell>
          <table:table-cell table:style-name="ce22" office:value-type="string" calcext:value-type="string">
            <text:p>Usuário e senha devem ser válidos.</text:p>
          </table:table-cell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visualizar a Timeline da conta.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válido e senha incorreta.</text:p>
          </table:table-cell>
          <table:table-cell table:style-name="ce22" office:value-type="string" calcext:value-type="string">
            <text:p>Usuário deve ser válido.</text:p>
          </table:table-cell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Incorrect Password” e mensagem “The password you entered is incorrect. Please try again.” e um botão de “Ok”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Tentar login apenas com usuário preenchido.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Enter your password to log in”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Tentar logar sem preencher usuário e senha.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Enter your username, e-mail or mobile number to log in”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válido <text:s/>e senha qualquer.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Can’t find account”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7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Clicar checkbox “Salvar credenciais”</text:p>
          </table:table-cell>
          <table:table-cell table:style-name="ce22"/>
          <table:table-cell table:style-name="ce22" office:value-type="string" calcext:value-type="string">
            <text:p><text:span text:style-name="T3">1- Acessar aplicação.</text:span></text:p>
            <text:p><text:span text:style-name="T3">2- Clicar checkbox “Salvar credenciais”</text:span></text:p>
          </table:table-cell>
          <table:table-cell table:style-name="ce22" office:value-type="string" calcext:value-type="string">
            <text:p>Deve marcar o checkbox “Salvar credenciais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Botão não existe.</text:p>
          </table:table-cell>
          <table:table-cell table:number-columns-repeated="1017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Pesquisar “Mark” e abrir 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digitar na barra Search “Mark”</text:p>
            <text:p>5- Deve clicar no perfil do “Mark”</text:p>
          </table:table-cell>
          <table:table-cell table:style-name="ce22" office:value-type="string" calcext:value-type="string">
            <text:p>Deve visualizar o perfil do Mark Zuckerberg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Dar like em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clicar em alguma foto</text:p>
            <text:p>5- Deve clicar no coração de Like</text:p>
          </table:table-cell>
          <table:table-cell table:style-name="ce22" office:value-type="string" calcext:value-type="string">
            <text:p>Deve preencher o botão de Like em vermelho.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Comentar em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clicar em alguma foto.</text:p>
            <text:p>5- Deve clicar no botão de Comentar foto.</text:p>
            <text:p>6- Deve digitar na barra de comentário.</text:p>
            <text:p>7- Deve clicar em enviar.</text:p>
          </table:table-cell>
          <table:table-cell table:style-name="ce22" office:value-type="string" calcext:value-type="string">
            <text:p>Deve aparecer o comentário feito na postagem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Atualizar página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fazer scroll para baixo</text:p>
          </table:table-cell>
          <table:table-cell table:style-name="ce22" office:value-type="string" calcext:value-type="string">
            <text:p>Deve alterar o conteúdo do explorar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Salvar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<text:span text:style-name="T3">4- Deve clicar em alguma foto.</text:span></text:p>
            <text:p>5- Deve clicar no ícone de salvar publicação.</text:p>
          </table:table-cell>
          <table:table-cell table:style-name="ce22" office:value-type="string" calcext:value-type="string">
            <text:p>Deve aparecer que a publicação foi salva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Clicar botão “não recomende posts como este”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clicar e segurar em alguma foto até aparecer as opções da imagem.</text:span></text:p>
            <text:p><text:span text:style-name="T3">5- Deve arrastar para a opção “Options” e soltar.</text:span></text:p>
            <text:p><text:span text:style-name="T3">6- Deve clicar em “Not Interested”</text:span></text:p>
          </table:table-cell>
          <table:table-cell table:style-name="ce22" office:value-type="string" calcext:value-type="string">
            <text:p>Deve aparecer um pop-up confirmando a não recomendação de posts como o que foi clicad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licar like em alguma foto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em alguma foto do perfil</text:span></text:p>
            <text:p><text:span text:style-name="T3">7- Deve deve clicar no botão de Like</text:span></text:p>
          </table:table-cell>
          <table:table-cell table:style-name="ce22" office:value-type="string" calcext:value-type="string">
            <text:p>Deve preencher o botão de Like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omentar em alguma foto através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em alguma foto do perfi</text:span></text:p>
            <text:p><text:span text:style-name="T3">7- Deve escrever na barra de comentário</text:span></text:p>
            <text:p><text:span text:style-name="T3">8- Deve clicar no botão de enviar comentário</text:span></text:p>
          </table:table-cell>
          <table:table-cell table:style-name="ce22" office:value-type="string" calcext:value-type="string">
            <text:p>Deve aparecer o comentário feito na postagem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Acessar enviar mensagem arrastando para a esquerda na tela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arrastar a tela para a esquerda</text:span></text:p>
          </table:table-cell>
          <table:table-cell table:style-name="ce22" office:value-type="string" calcext:value-type="string">
            <text:p>Deve aparecer a tela para enviar mensagem para o perfil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 office:value-type="string" calcext:value-type="string">
            <text:p>Não conseguiu acessar a tela de mensagem fazendo swipe para esquerda.</text:p>
          </table:table-cell>
          <table:table-cell table:number-columns-repeated="1017"/>
        </table:table-row>
        <table:table-row table:style-name="ro10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licar esconder stories de algum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no botão de opções do perfil.</text:span></text:p>
            <text:p><text:span text:style-name="T3">7- Deve clicar no botão “Hide story”</text:span></text:p>
            <text:p><text:span text:style-name="T3">8- Deve confirmar clicando no botão “Hide”</text:span></text:p>
          </table:table-cell>
          <table:table-cell table:style-name="ce22" office:value-type="string" calcext:value-type="string">
            <text:p>Deve aparecer o pop-up “Mark will no longer see your story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4" table:number-rows-repeated="11">
          <table:table-cell table:style-name="ce22" table:number-columns-repeated="6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2"/>
          <table:table-cell table:style-name="ce57"/>
          <table:table-cell table:style-name="ce22" table:number-columns-repeated="3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 table:number-rows-repeated="22">
          <table:table-cell table:style-name="ce22" table:number-columns-repeated="6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1" calcext:value-type="float">
            <text:p>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2" calcext:value-type="float">
            <text:p>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3" calcext:value-type="float">
            <text:p>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4" calcext:value-type="float">
            <text:p>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" calcext:value-type="float">
            <text:p>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6" calcext:value-type="float">
            <text:p>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7" calcext:value-type="float">
            <text:p>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8" calcext:value-type="float">
            <text:p>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9" calcext:value-type="float">
            <text:p>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10" calcext:value-type="float">
            <text:p>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11" calcext:value-type="float">
            <text:p>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12" calcext:value-type="float">
            <text:p>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13" calcext:value-type="float">
            <text:p>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14" calcext:value-type="float">
            <text:p>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15" calcext:value-type="float">
            <text:p>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16" calcext:value-type="float">
            <text:p>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17" calcext:value-type="float">
            <text:p>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18" calcext:value-type="float">
            <text:p>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19" calcext:value-type="float">
            <text:p>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20" calcext:value-type="float">
            <text:p>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21" calcext:value-type="float">
            <text:p>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22" calcext:value-type="float">
            <text:p>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23" calcext:value-type="float">
            <text:p>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24" calcext:value-type="float">
            <text:p>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25" calcext:value-type="float">
            <text:p>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26" calcext:value-type="float">
            <text:p>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27" calcext:value-type="float">
            <text:p>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28" calcext:value-type="float">
            <text:p>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29" calcext:value-type="float">
            <text:p>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30" calcext:value-type="float">
            <text:p>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31" calcext:value-type="float">
            <text:p>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32" calcext:value-type="float">
            <text:p>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33" calcext:value-type="float">
            <text:p>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34" calcext:value-type="float">
            <text:p>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35" calcext:value-type="float">
            <text:p>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36" calcext:value-type="float">
            <text:p>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37" calcext:value-type="float">
            <text:p>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38" calcext:value-type="float">
            <text:p>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39" calcext:value-type="float">
            <text:p>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40" calcext:value-type="float">
            <text:p>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41" calcext:value-type="float">
            <text:p>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42" calcext:value-type="float">
            <text:p>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43" calcext:value-type="float">
            <text:p>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44" calcext:value-type="float">
            <text:p>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45" calcext:value-type="float">
            <text:p>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46" calcext:value-type="float">
            <text:p>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47" calcext:value-type="float">
            <text:p>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48" calcext:value-type="float">
            <text:p>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49" calcext:value-type="float">
            <text:p>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50" calcext:value-type="float">
            <text:p>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51" calcext:value-type="float">
            <text:p>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52" calcext:value-type="float">
            <text:p>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53" calcext:value-type="float">
            <text:p>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54" calcext:value-type="float">
            <text:p>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55" calcext:value-type="float">
            <text:p>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56" calcext:value-type="float">
            <text:p>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57" calcext:value-type="float">
            <text:p>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58" calcext:value-type="float">
            <text:p>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59" calcext:value-type="float">
            <text:p>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60" calcext:value-type="float">
            <text:p>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61" calcext:value-type="float">
            <text:p>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62" calcext:value-type="float">
            <text:p>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63" calcext:value-type="float">
            <text:p>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64" calcext:value-type="float">
            <text:p>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65" calcext:value-type="float">
            <text:p>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66" calcext:value-type="float">
            <text:p>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67" calcext:value-type="float">
            <text:p>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68" calcext:value-type="float">
            <text:p>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69" calcext:value-type="float">
            <text:p>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70" calcext:value-type="float">
            <text:p>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71" calcext:value-type="float">
            <text:p>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72" calcext:value-type="float">
            <text:p>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73" calcext:value-type="float">
            <text:p>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74" calcext:value-type="float">
            <text:p>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75" calcext:value-type="float">
            <text:p>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76" calcext:value-type="float">
            <text:p>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77" calcext:value-type="float">
            <text:p>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78" calcext:value-type="float">
            <text:p>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79" calcext:value-type="float">
            <text:p>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80" calcext:value-type="float">
            <text:p>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81" calcext:value-type="float">
            <text:p>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82" calcext:value-type="float">
            <text:p>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83" calcext:value-type="float">
            <text:p>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84" calcext:value-type="float">
            <text:p>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85" calcext:value-type="float">
            <text:p>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86" calcext:value-type="float">
            <text:p>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87" calcext:value-type="float">
            <text:p>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88" calcext:value-type="float">
            <text:p>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89" calcext:value-type="float">
            <text:p>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90" calcext:value-type="float">
            <text:p>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91" calcext:value-type="float">
            <text:p>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92" calcext:value-type="float">
            <text:p>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93" calcext:value-type="float">
            <text:p>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94" calcext:value-type="float">
            <text:p>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95" calcext:value-type="float">
            <text:p>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96" calcext:value-type="float">
            <text:p>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97" calcext:value-type="float">
            <text:p>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98" calcext:value-type="float">
            <text:p>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99" calcext:value-type="float">
            <text:p>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00" calcext:value-type="float">
            <text:p>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01" calcext:value-type="float">
            <text:p>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02" calcext:value-type="float">
            <text:p>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03" calcext:value-type="float">
            <text:p>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04" calcext:value-type="float">
            <text:p>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05" calcext:value-type="float">
            <text:p>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06" calcext:value-type="float">
            <text:p>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07" calcext:value-type="float">
            <text:p>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08" calcext:value-type="float">
            <text:p>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09" calcext:value-type="float">
            <text:p>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10" calcext:value-type="float">
            <text:p>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11" calcext:value-type="float">
            <text:p>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12" calcext:value-type="float">
            <text:p>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13" calcext:value-type="float">
            <text:p>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14" calcext:value-type="float">
            <text:p>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15" calcext:value-type="float">
            <text:p>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16" calcext:value-type="float">
            <text:p>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17" calcext:value-type="float">
            <text:p>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18" calcext:value-type="float">
            <text:p>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19" calcext:value-type="float">
            <text:p>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20" calcext:value-type="float">
            <text:p>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21" calcext:value-type="float">
            <text:p>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22" calcext:value-type="float">
            <text:p>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23" calcext:value-type="float">
            <text:p>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24" calcext:value-type="float">
            <text:p>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25" calcext:value-type="float">
            <text:p>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26" calcext:value-type="float">
            <text:p>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27" calcext:value-type="float">
            <text:p>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28" calcext:value-type="float">
            <text:p>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29" calcext:value-type="float">
            <text:p>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30" calcext:value-type="float">
            <text:p>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31" calcext:value-type="float">
            <text:p>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32" calcext:value-type="float">
            <text:p>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33" calcext:value-type="float">
            <text:p>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34" calcext:value-type="float">
            <text:p>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35" calcext:value-type="float">
            <text:p>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36" calcext:value-type="float">
            <text:p>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37" calcext:value-type="float">
            <text:p>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38" calcext:value-type="float">
            <text:p>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39" calcext:value-type="float">
            <text:p>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40" calcext:value-type="float">
            <text:p>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41" calcext:value-type="float">
            <text:p>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42" calcext:value-type="float">
            <text:p>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43" calcext:value-type="float">
            <text:p>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44" calcext:value-type="float">
            <text:p>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45" calcext:value-type="float">
            <text:p>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46" calcext:value-type="float">
            <text:p>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47" calcext:value-type="float">
            <text:p>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48" calcext:value-type="float">
            <text:p>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49" calcext:value-type="float">
            <text:p>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150" calcext:value-type="float">
            <text:p>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151" calcext:value-type="float">
            <text:p>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152" calcext:value-type="float">
            <text:p>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153" calcext:value-type="float">
            <text:p>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154" calcext:value-type="float">
            <text:p>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155" calcext:value-type="float">
            <text:p>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156" calcext:value-type="float">
            <text:p>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157" calcext:value-type="float">
            <text:p>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158" calcext:value-type="float">
            <text:p>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159" calcext:value-type="float">
            <text:p>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160" calcext:value-type="float">
            <text:p>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161" calcext:value-type="float">
            <text:p>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162" calcext:value-type="float">
            <text:p>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163" calcext:value-type="float">
            <text:p>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164" calcext:value-type="float">
            <text:p>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165" calcext:value-type="float">
            <text:p>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166" calcext:value-type="float">
            <text:p>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167" calcext:value-type="float">
            <text:p>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168" calcext:value-type="float">
            <text:p>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169" calcext:value-type="float">
            <text:p>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170" calcext:value-type="float">
            <text:p>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171" calcext:value-type="float">
            <text:p>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172" calcext:value-type="float">
            <text:p>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173" calcext:value-type="float">
            <text:p>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174" calcext:value-type="float">
            <text:p>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175" calcext:value-type="float">
            <text:p>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176" calcext:value-type="float">
            <text:p>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177" calcext:value-type="float">
            <text:p>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178" calcext:value-type="float">
            <text:p>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179" calcext:value-type="float">
            <text:p>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180" calcext:value-type="float">
            <text:p>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181" calcext:value-type="float">
            <text:p>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182" calcext:value-type="float">
            <text:p>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183" calcext:value-type="float">
            <text:p>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184" calcext:value-type="float">
            <text:p>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185" calcext:value-type="float">
            <text:p>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186" calcext:value-type="float">
            <text:p>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187" calcext:value-type="float">
            <text:p>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188" calcext:value-type="float">
            <text:p>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189" calcext:value-type="float">
            <text:p>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190" calcext:value-type="float">
            <text:p>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191" calcext:value-type="float">
            <text:p>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192" calcext:value-type="float">
            <text:p>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193" calcext:value-type="float">
            <text:p>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194" calcext:value-type="float">
            <text:p>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195" calcext:value-type="float">
            <text:p>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196" calcext:value-type="float">
            <text:p>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197" calcext:value-type="float">
            <text:p>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198" calcext:value-type="float">
            <text:p>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199" calcext:value-type="float">
            <text:p>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00" calcext:value-type="float">
            <text:p>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01" calcext:value-type="float">
            <text:p>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02" calcext:value-type="float">
            <text:p>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03" calcext:value-type="float">
            <text:p>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04" calcext:value-type="float">
            <text:p>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05" calcext:value-type="float">
            <text:p>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06" calcext:value-type="float">
            <text:p>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07" calcext:value-type="float">
            <text:p>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08" calcext:value-type="float">
            <text:p>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09" calcext:value-type="float">
            <text:p>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10" calcext:value-type="float">
            <text:p>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11" calcext:value-type="float">
            <text:p>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12" calcext:value-type="float">
            <text:p>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13" calcext:value-type="float">
            <text:p>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14" calcext:value-type="float">
            <text:p>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15" calcext:value-type="float">
            <text:p>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16" calcext:value-type="float">
            <text:p>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17" calcext:value-type="float">
            <text:p>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18" calcext:value-type="float">
            <text:p>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19" calcext:value-type="float">
            <text:p>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20" calcext:value-type="float">
            <text:p>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21" calcext:value-type="float">
            <text:p>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22" calcext:value-type="float">
            <text:p>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23" calcext:value-type="float">
            <text:p>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24" calcext:value-type="float">
            <text:p>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25" calcext:value-type="float">
            <text:p>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26" calcext:value-type="float">
            <text:p>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27" calcext:value-type="float">
            <text:p>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28" calcext:value-type="float">
            <text:p>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29" calcext:value-type="float">
            <text:p>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30" calcext:value-type="float">
            <text:p>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31" calcext:value-type="float">
            <text:p>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32" calcext:value-type="float">
            <text:p>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33" calcext:value-type="float">
            <text:p>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34" calcext:value-type="float">
            <text:p>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35" calcext:value-type="float">
            <text:p>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36" calcext:value-type="float">
            <text:p>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37" calcext:value-type="float">
            <text:p>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38" calcext:value-type="float">
            <text:p>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39" calcext:value-type="float">
            <text:p>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40" calcext:value-type="float">
            <text:p>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41" calcext:value-type="float">
            <text:p>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42" calcext:value-type="float">
            <text:p>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43" calcext:value-type="float">
            <text:p>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44" calcext:value-type="float">
            <text:p>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45" calcext:value-type="float">
            <text:p>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46" calcext:value-type="float">
            <text:p>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47" calcext:value-type="float">
            <text:p>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48" calcext:value-type="float">
            <text:p>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49" calcext:value-type="float">
            <text:p>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250" calcext:value-type="float">
            <text:p>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251" calcext:value-type="float">
            <text:p>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252" calcext:value-type="float">
            <text:p>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253" calcext:value-type="float">
            <text:p>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254" calcext:value-type="float">
            <text:p>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255" calcext:value-type="float">
            <text:p>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256" calcext:value-type="float">
            <text:p>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257" calcext:value-type="float">
            <text:p>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258" calcext:value-type="float">
            <text:p>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259" calcext:value-type="float">
            <text:p>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260" calcext:value-type="float">
            <text:p>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261" calcext:value-type="float">
            <text:p>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262" calcext:value-type="float">
            <text:p>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263" calcext:value-type="float">
            <text:p>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264" calcext:value-type="float">
            <text:p>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265" calcext:value-type="float">
            <text:p>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266" calcext:value-type="float">
            <text:p>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267" calcext:value-type="float">
            <text:p>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268" calcext:value-type="float">
            <text:p>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269" calcext:value-type="float">
            <text:p>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270" calcext:value-type="float">
            <text:p>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271" calcext:value-type="float">
            <text:p>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272" calcext:value-type="float">
            <text:p>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273" calcext:value-type="float">
            <text:p>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274" calcext:value-type="float">
            <text:p>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275" calcext:value-type="float">
            <text:p>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276" calcext:value-type="float">
            <text:p>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277" calcext:value-type="float">
            <text:p>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278" calcext:value-type="float">
            <text:p>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279" calcext:value-type="float">
            <text:p>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280" calcext:value-type="float">
            <text:p>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281" calcext:value-type="float">
            <text:p>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282" calcext:value-type="float">
            <text:p>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283" calcext:value-type="float">
            <text:p>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284" calcext:value-type="float">
            <text:p>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285" calcext:value-type="float">
            <text:p>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286" calcext:value-type="float">
            <text:p>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287" calcext:value-type="float">
            <text:p>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288" calcext:value-type="float">
            <text:p>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289" calcext:value-type="float">
            <text:p>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290" calcext:value-type="float">
            <text:p>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291" calcext:value-type="float">
            <text:p>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292" calcext:value-type="float">
            <text:p>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293" calcext:value-type="float">
            <text:p>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294" calcext:value-type="float">
            <text:p>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295" calcext:value-type="float">
            <text:p>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296" calcext:value-type="float">
            <text:p>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297" calcext:value-type="float">
            <text:p>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298" calcext:value-type="float">
            <text:p>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299" calcext:value-type="float">
            <text:p>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00" calcext:value-type="float">
            <text:p>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01" calcext:value-type="float">
            <text:p>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02" calcext:value-type="float">
            <text:p>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03" calcext:value-type="float">
            <text:p>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04" calcext:value-type="float">
            <text:p>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05" calcext:value-type="float">
            <text:p>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06" calcext:value-type="float">
            <text:p>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07" calcext:value-type="float">
            <text:p>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08" calcext:value-type="float">
            <text:p>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09" calcext:value-type="float">
            <text:p>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10" calcext:value-type="float">
            <text:p>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11" calcext:value-type="float">
            <text:p>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12" calcext:value-type="float">
            <text:p>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13" calcext:value-type="float">
            <text:p>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14" calcext:value-type="float">
            <text:p>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15" calcext:value-type="float">
            <text:p>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16" calcext:value-type="float">
            <text:p>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17" calcext:value-type="float">
            <text:p>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18" calcext:value-type="float">
            <text:p>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19" calcext:value-type="float">
            <text:p>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20" calcext:value-type="float">
            <text:p>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21" calcext:value-type="float">
            <text:p>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22" calcext:value-type="float">
            <text:p>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23" calcext:value-type="float">
            <text:p>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24" calcext:value-type="float">
            <text:p>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25" calcext:value-type="float">
            <text:p>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26" calcext:value-type="float">
            <text:p>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27" calcext:value-type="float">
            <text:p>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28" calcext:value-type="float">
            <text:p>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29" calcext:value-type="float">
            <text:p>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30" calcext:value-type="float">
            <text:p>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31" calcext:value-type="float">
            <text:p>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32" calcext:value-type="float">
            <text:p>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33" calcext:value-type="float">
            <text:p>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34" calcext:value-type="float">
            <text:p>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35" calcext:value-type="float">
            <text:p>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36" calcext:value-type="float">
            <text:p>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37" calcext:value-type="float">
            <text:p>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38" calcext:value-type="float">
            <text:p>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39" calcext:value-type="float">
            <text:p>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40" calcext:value-type="float">
            <text:p>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41" calcext:value-type="float">
            <text:p>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42" calcext:value-type="float">
            <text:p>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43" calcext:value-type="float">
            <text:p>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44" calcext:value-type="float">
            <text:p>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45" calcext:value-type="float">
            <text:p>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46" calcext:value-type="float">
            <text:p>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47" calcext:value-type="float">
            <text:p>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48" calcext:value-type="float">
            <text:p>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49" calcext:value-type="float">
            <text:p>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350" calcext:value-type="float">
            <text:p>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351" calcext:value-type="float">
            <text:p>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352" calcext:value-type="float">
            <text:p>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353" calcext:value-type="float">
            <text:p>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354" calcext:value-type="float">
            <text:p>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355" calcext:value-type="float">
            <text:p>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356" calcext:value-type="float">
            <text:p>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357" calcext:value-type="float">
            <text:p>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358" calcext:value-type="float">
            <text:p>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359" calcext:value-type="float">
            <text:p>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360" calcext:value-type="float">
            <text:p>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361" calcext:value-type="float">
            <text:p>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362" calcext:value-type="float">
            <text:p>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363" calcext:value-type="float">
            <text:p>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364" calcext:value-type="float">
            <text:p>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365" calcext:value-type="float">
            <text:p>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366" calcext:value-type="float">
            <text:p>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367" calcext:value-type="float">
            <text:p>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368" calcext:value-type="float">
            <text:p>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369" calcext:value-type="float">
            <text:p>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370" calcext:value-type="float">
            <text:p>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371" calcext:value-type="float">
            <text:p>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372" calcext:value-type="float">
            <text:p>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373" calcext:value-type="float">
            <text:p>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374" calcext:value-type="float">
            <text:p>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375" calcext:value-type="float">
            <text:p>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376" calcext:value-type="float">
            <text:p>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377" calcext:value-type="float">
            <text:p>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378" calcext:value-type="float">
            <text:p>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379" calcext:value-type="float">
            <text:p>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380" calcext:value-type="float">
            <text:p>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381" calcext:value-type="float">
            <text:p>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382" calcext:value-type="float">
            <text:p>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383" calcext:value-type="float">
            <text:p>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384" calcext:value-type="float">
            <text:p>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385" calcext:value-type="float">
            <text:p>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386" calcext:value-type="float">
            <text:p>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387" calcext:value-type="float">
            <text:p>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388" calcext:value-type="float">
            <text:p>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389" calcext:value-type="float">
            <text:p>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390" calcext:value-type="float">
            <text:p>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391" calcext:value-type="float">
            <text:p>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392" calcext:value-type="float">
            <text:p>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393" calcext:value-type="float">
            <text:p>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394" calcext:value-type="float">
            <text:p>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395" calcext:value-type="float">
            <text:p>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396" calcext:value-type="float">
            <text:p>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397" calcext:value-type="float">
            <text:p>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398" calcext:value-type="float">
            <text:p>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399" calcext:value-type="float">
            <text:p>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00" calcext:value-type="float">
            <text:p>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01" calcext:value-type="float">
            <text:p>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02" calcext:value-type="float">
            <text:p>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03" calcext:value-type="float">
            <text:p>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04" calcext:value-type="float">
            <text:p>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05" calcext:value-type="float">
            <text:p>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06" calcext:value-type="float">
            <text:p>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07" calcext:value-type="float">
            <text:p>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08" calcext:value-type="float">
            <text:p>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09" calcext:value-type="float">
            <text:p>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10" calcext:value-type="float">
            <text:p>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11" calcext:value-type="float">
            <text:p>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12" calcext:value-type="float">
            <text:p>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13" calcext:value-type="float">
            <text:p>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14" calcext:value-type="float">
            <text:p>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15" calcext:value-type="float">
            <text:p>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16" calcext:value-type="float">
            <text:p>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17" calcext:value-type="float">
            <text:p>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18" calcext:value-type="float">
            <text:p>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19" calcext:value-type="float">
            <text:p>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20" calcext:value-type="float">
            <text:p>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21" calcext:value-type="float">
            <text:p>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22" calcext:value-type="float">
            <text:p>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23" calcext:value-type="float">
            <text:p>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24" calcext:value-type="float">
            <text:p>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25" calcext:value-type="float">
            <text:p>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26" calcext:value-type="float">
            <text:p>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27" calcext:value-type="float">
            <text:p>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28" calcext:value-type="float">
            <text:p>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29" calcext:value-type="float">
            <text:p>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30" calcext:value-type="float">
            <text:p>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31" calcext:value-type="float">
            <text:p>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32" calcext:value-type="float">
            <text:p>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33" calcext:value-type="float">
            <text:p>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34" calcext:value-type="float">
            <text:p>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35" calcext:value-type="float">
            <text:p>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36" calcext:value-type="float">
            <text:p>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37" calcext:value-type="float">
            <text:p>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38" calcext:value-type="float">
            <text:p>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39" calcext:value-type="float">
            <text:p>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40" calcext:value-type="float">
            <text:p>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41" calcext:value-type="float">
            <text:p>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42" calcext:value-type="float">
            <text:p>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43" calcext:value-type="float">
            <text:p>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44" calcext:value-type="float">
            <text:p>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45" calcext:value-type="float">
            <text:p>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46" calcext:value-type="float">
            <text:p>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47" calcext:value-type="float">
            <text:p>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48" calcext:value-type="float">
            <text:p>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49" calcext:value-type="float">
            <text:p>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450" calcext:value-type="float">
            <text:p>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451" calcext:value-type="float">
            <text:p>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452" calcext:value-type="float">
            <text:p>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453" calcext:value-type="float">
            <text:p>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454" calcext:value-type="float">
            <text:p>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455" calcext:value-type="float">
            <text:p>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456" calcext:value-type="float">
            <text:p>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457" calcext:value-type="float">
            <text:p>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458" calcext:value-type="float">
            <text:p>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459" calcext:value-type="float">
            <text:p>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460" calcext:value-type="float">
            <text:p>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461" calcext:value-type="float">
            <text:p>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462" calcext:value-type="float">
            <text:p>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463" calcext:value-type="float">
            <text:p>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464" calcext:value-type="float">
            <text:p>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465" calcext:value-type="float">
            <text:p>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466" calcext:value-type="float">
            <text:p>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467" calcext:value-type="float">
            <text:p>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468" calcext:value-type="float">
            <text:p>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469" calcext:value-type="float">
            <text:p>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470" calcext:value-type="float">
            <text:p>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471" calcext:value-type="float">
            <text:p>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472" calcext:value-type="float">
            <text:p>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473" calcext:value-type="float">
            <text:p>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474" calcext:value-type="float">
            <text:p>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475" calcext:value-type="float">
            <text:p>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476" calcext:value-type="float">
            <text:p>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477" calcext:value-type="float">
            <text:p>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478" calcext:value-type="float">
            <text:p>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479" calcext:value-type="float">
            <text:p>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480" calcext:value-type="float">
            <text:p>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481" calcext:value-type="float">
            <text:p>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482" calcext:value-type="float">
            <text:p>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483" calcext:value-type="float">
            <text:p>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484" calcext:value-type="float">
            <text:p>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485" calcext:value-type="float">
            <text:p>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486" calcext:value-type="float">
            <text:p>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487" calcext:value-type="float">
            <text:p>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488" calcext:value-type="float">
            <text:p>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489" calcext:value-type="float">
            <text:p>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490" calcext:value-type="float">
            <text:p>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491" calcext:value-type="float">
            <text:p>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492" calcext:value-type="float">
            <text:p>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493" calcext:value-type="float">
            <text:p>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494" calcext:value-type="float">
            <text:p>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495" calcext:value-type="float">
            <text:p>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496" calcext:value-type="float">
            <text:p>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497" calcext:value-type="float">
            <text:p>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498" calcext:value-type="float">
            <text:p>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499" calcext:value-type="float">
            <text:p>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00" calcext:value-type="float">
            <text:p>5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01" calcext:value-type="float">
            <text:p>5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02" calcext:value-type="float">
            <text:p>5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03" calcext:value-type="float">
            <text:p>5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04" calcext:value-type="float">
            <text:p>5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05" calcext:value-type="float">
            <text:p>5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06" calcext:value-type="float">
            <text:p>5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07" calcext:value-type="float">
            <text:p>5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08" calcext:value-type="float">
            <text:p>5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09" calcext:value-type="float">
            <text:p>5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10" calcext:value-type="float">
            <text:p>5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11" calcext:value-type="float">
            <text:p>5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12" calcext:value-type="float">
            <text:p>5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13" calcext:value-type="float">
            <text:p>5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14" calcext:value-type="float">
            <text:p>5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15" calcext:value-type="float">
            <text:p>5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16" calcext:value-type="float">
            <text:p>5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17" calcext:value-type="float">
            <text:p>5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18" calcext:value-type="float">
            <text:p>5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19" calcext:value-type="float">
            <text:p>5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20" calcext:value-type="float">
            <text:p>5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21" calcext:value-type="float">
            <text:p>5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22" calcext:value-type="float">
            <text:p>5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23" calcext:value-type="float">
            <text:p>5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24" calcext:value-type="float">
            <text:p>5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25" calcext:value-type="float">
            <text:p>5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26" calcext:value-type="float">
            <text:p>5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27" calcext:value-type="float">
            <text:p>5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28" calcext:value-type="float">
            <text:p>5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29" calcext:value-type="float">
            <text:p>5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30" calcext:value-type="float">
            <text:p>5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31" calcext:value-type="float">
            <text:p>5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32" calcext:value-type="float">
            <text:p>5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33" calcext:value-type="float">
            <text:p>5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34" calcext:value-type="float">
            <text:p>5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35" calcext:value-type="float">
            <text:p>5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36" calcext:value-type="float">
            <text:p>5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37" calcext:value-type="float">
            <text:p>5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38" calcext:value-type="float">
            <text:p>5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39" calcext:value-type="float">
            <text:p>5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40" calcext:value-type="float">
            <text:p>5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41" calcext:value-type="float">
            <text:p>5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42" calcext:value-type="float">
            <text:p>5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43" calcext:value-type="float">
            <text:p>5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44" calcext:value-type="float">
            <text:p>5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45" calcext:value-type="float">
            <text:p>5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46" calcext:value-type="float">
            <text:p>5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47" calcext:value-type="float">
            <text:p>5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48" calcext:value-type="float">
            <text:p>5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49" calcext:value-type="float">
            <text:p>5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550" calcext:value-type="float">
            <text:p>5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551" calcext:value-type="float">
            <text:p>5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552" calcext:value-type="float">
            <text:p>5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553" calcext:value-type="float">
            <text:p>5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554" calcext:value-type="float">
            <text:p>5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555" calcext:value-type="float">
            <text:p>5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556" calcext:value-type="float">
            <text:p>5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557" calcext:value-type="float">
            <text:p>5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558" calcext:value-type="float">
            <text:p>5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559" calcext:value-type="float">
            <text:p>5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560" calcext:value-type="float">
            <text:p>5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561" calcext:value-type="float">
            <text:p>5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562" calcext:value-type="float">
            <text:p>5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563" calcext:value-type="float">
            <text:p>5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564" calcext:value-type="float">
            <text:p>5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565" calcext:value-type="float">
            <text:p>5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566" calcext:value-type="float">
            <text:p>5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567" calcext:value-type="float">
            <text:p>5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568" calcext:value-type="float">
            <text:p>5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569" calcext:value-type="float">
            <text:p>5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570" calcext:value-type="float">
            <text:p>5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571" calcext:value-type="float">
            <text:p>5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572" calcext:value-type="float">
            <text:p>5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573" calcext:value-type="float">
            <text:p>5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574" calcext:value-type="float">
            <text:p>5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575" calcext:value-type="float">
            <text:p>5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576" calcext:value-type="float">
            <text:p>5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577" calcext:value-type="float">
            <text:p>5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578" calcext:value-type="float">
            <text:p>5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579" calcext:value-type="float">
            <text:p>5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580" calcext:value-type="float">
            <text:p>5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581" calcext:value-type="float">
            <text:p>5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582" calcext:value-type="float">
            <text:p>5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583" calcext:value-type="float">
            <text:p>5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584" calcext:value-type="float">
            <text:p>5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585" calcext:value-type="float">
            <text:p>5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586" calcext:value-type="float">
            <text:p>5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587" calcext:value-type="float">
            <text:p>5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588" calcext:value-type="float">
            <text:p>5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589" calcext:value-type="float">
            <text:p>5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590" calcext:value-type="float">
            <text:p>5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591" calcext:value-type="float">
            <text:p>5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592" calcext:value-type="float">
            <text:p>5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593" calcext:value-type="float">
            <text:p>5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594" calcext:value-type="float">
            <text:p>5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595" calcext:value-type="float">
            <text:p>5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596" calcext:value-type="float">
            <text:p>5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597" calcext:value-type="float">
            <text:p>5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598" calcext:value-type="float">
            <text:p>5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599" calcext:value-type="float">
            <text:p>5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00" calcext:value-type="float">
            <text:p>6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01" calcext:value-type="float">
            <text:p>6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02" calcext:value-type="float">
            <text:p>6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03" calcext:value-type="float">
            <text:p>6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04" calcext:value-type="float">
            <text:p>6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05" calcext:value-type="float">
            <text:p>6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06" calcext:value-type="float">
            <text:p>6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07" calcext:value-type="float">
            <text:p>6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08" calcext:value-type="float">
            <text:p>6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09" calcext:value-type="float">
            <text:p>6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10" calcext:value-type="float">
            <text:p>6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11" calcext:value-type="float">
            <text:p>6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12" calcext:value-type="float">
            <text:p>6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13" calcext:value-type="float">
            <text:p>6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14" calcext:value-type="float">
            <text:p>6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15" calcext:value-type="float">
            <text:p>6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16" calcext:value-type="float">
            <text:p>6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17" calcext:value-type="float">
            <text:p>6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18" calcext:value-type="float">
            <text:p>6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19" calcext:value-type="float">
            <text:p>6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20" calcext:value-type="float">
            <text:p>6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21" calcext:value-type="float">
            <text:p>6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22" calcext:value-type="float">
            <text:p>6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23" calcext:value-type="float">
            <text:p>6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24" calcext:value-type="float">
            <text:p>6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25" calcext:value-type="float">
            <text:p>6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26" calcext:value-type="float">
            <text:p>6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27" calcext:value-type="float">
            <text:p>6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28" calcext:value-type="float">
            <text:p>6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29" calcext:value-type="float">
            <text:p>6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30" calcext:value-type="float">
            <text:p>6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31" calcext:value-type="float">
            <text:p>6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32" calcext:value-type="float">
            <text:p>6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33" calcext:value-type="float">
            <text:p>6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34" calcext:value-type="float">
            <text:p>6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35" calcext:value-type="float">
            <text:p>6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36" calcext:value-type="float">
            <text:p>6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37" calcext:value-type="float">
            <text:p>6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38" calcext:value-type="float">
            <text:p>6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39" calcext:value-type="float">
            <text:p>6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40" calcext:value-type="float">
            <text:p>6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41" calcext:value-type="float">
            <text:p>6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42" calcext:value-type="float">
            <text:p>6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43" calcext:value-type="float">
            <text:p>6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44" calcext:value-type="float">
            <text:p>6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45" calcext:value-type="float">
            <text:p>6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46" calcext:value-type="float">
            <text:p>6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47" calcext:value-type="float">
            <text:p>6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48" calcext:value-type="float">
            <text:p>6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49" calcext:value-type="float">
            <text:p>6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650" calcext:value-type="float">
            <text:p>6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651" calcext:value-type="float">
            <text:p>6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652" calcext:value-type="float">
            <text:p>6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653" calcext:value-type="float">
            <text:p>6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654" calcext:value-type="float">
            <text:p>6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655" calcext:value-type="float">
            <text:p>6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656" calcext:value-type="float">
            <text:p>6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657" calcext:value-type="float">
            <text:p>6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658" calcext:value-type="float">
            <text:p>6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659" calcext:value-type="float">
            <text:p>6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660" calcext:value-type="float">
            <text:p>6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661" calcext:value-type="float">
            <text:p>6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662" calcext:value-type="float">
            <text:p>6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663" calcext:value-type="float">
            <text:p>6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664" calcext:value-type="float">
            <text:p>6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665" calcext:value-type="float">
            <text:p>6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666" calcext:value-type="float">
            <text:p>6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667" calcext:value-type="float">
            <text:p>6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668" calcext:value-type="float">
            <text:p>6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669" calcext:value-type="float">
            <text:p>6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670" calcext:value-type="float">
            <text:p>6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671" calcext:value-type="float">
            <text:p>6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672" calcext:value-type="float">
            <text:p>6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673" calcext:value-type="float">
            <text:p>6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674" calcext:value-type="float">
            <text:p>6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675" calcext:value-type="float">
            <text:p>6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676" calcext:value-type="float">
            <text:p>6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677" calcext:value-type="float">
            <text:p>6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678" calcext:value-type="float">
            <text:p>6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679" calcext:value-type="float">
            <text:p>6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680" calcext:value-type="float">
            <text:p>6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681" calcext:value-type="float">
            <text:p>6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682" calcext:value-type="float">
            <text:p>6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683" calcext:value-type="float">
            <text:p>6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684" calcext:value-type="float">
            <text:p>6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685" calcext:value-type="float">
            <text:p>6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686" calcext:value-type="float">
            <text:p>6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687" calcext:value-type="float">
            <text:p>6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688" calcext:value-type="float">
            <text:p>6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689" calcext:value-type="float">
            <text:p>6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690" calcext:value-type="float">
            <text:p>6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691" calcext:value-type="float">
            <text:p>6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692" calcext:value-type="float">
            <text:p>6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693" calcext:value-type="float">
            <text:p>6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694" calcext:value-type="float">
            <text:p>6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695" calcext:value-type="float">
            <text:p>6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696" calcext:value-type="float">
            <text:p>6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697" calcext:value-type="float">
            <text:p>6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698" calcext:value-type="float">
            <text:p>6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699" calcext:value-type="float">
            <text:p>6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00" calcext:value-type="float">
            <text:p>7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01" calcext:value-type="float">
            <text:p>7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02" calcext:value-type="float">
            <text:p>7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03" calcext:value-type="float">
            <text:p>7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04" calcext:value-type="float">
            <text:p>7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05" calcext:value-type="float">
            <text:p>7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06" calcext:value-type="float">
            <text:p>7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07" calcext:value-type="float">
            <text:p>7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08" calcext:value-type="float">
            <text:p>7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09" calcext:value-type="float">
            <text:p>7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10" calcext:value-type="float">
            <text:p>7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11" calcext:value-type="float">
            <text:p>7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12" calcext:value-type="float">
            <text:p>7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13" calcext:value-type="float">
            <text:p>7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14" calcext:value-type="float">
            <text:p>7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15" calcext:value-type="float">
            <text:p>7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16" calcext:value-type="float">
            <text:p>7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17" calcext:value-type="float">
            <text:p>7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18" calcext:value-type="float">
            <text:p>7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19" calcext:value-type="float">
            <text:p>7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20" calcext:value-type="float">
            <text:p>7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21" calcext:value-type="float">
            <text:p>7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22" calcext:value-type="float">
            <text:p>7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23" calcext:value-type="float">
            <text:p>7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24" calcext:value-type="float">
            <text:p>7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25" calcext:value-type="float">
            <text:p>7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26" calcext:value-type="float">
            <text:p>7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27" calcext:value-type="float">
            <text:p>7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28" calcext:value-type="float">
            <text:p>7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29" calcext:value-type="float">
            <text:p>7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30" calcext:value-type="float">
            <text:p>7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31" calcext:value-type="float">
            <text:p>7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32" calcext:value-type="float">
            <text:p>7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33" calcext:value-type="float">
            <text:p>7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34" calcext:value-type="float">
            <text:p>7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35" calcext:value-type="float">
            <text:p>7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36" calcext:value-type="float">
            <text:p>7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37" calcext:value-type="float">
            <text:p>7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38" calcext:value-type="float">
            <text:p>7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39" calcext:value-type="float">
            <text:p>7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40" calcext:value-type="float">
            <text:p>7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41" calcext:value-type="float">
            <text:p>7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42" calcext:value-type="float">
            <text:p>7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43" calcext:value-type="float">
            <text:p>7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44" calcext:value-type="float">
            <text:p>7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45" calcext:value-type="float">
            <text:p>7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46" calcext:value-type="float">
            <text:p>7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47" calcext:value-type="float">
            <text:p>7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48" calcext:value-type="float">
            <text:p>7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49" calcext:value-type="float">
            <text:p>7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750" calcext:value-type="float">
            <text:p>7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751" calcext:value-type="float">
            <text:p>7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752" calcext:value-type="float">
            <text:p>7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753" calcext:value-type="float">
            <text:p>7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754" calcext:value-type="float">
            <text:p>7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755" calcext:value-type="float">
            <text:p>7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756" calcext:value-type="float">
            <text:p>7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757" calcext:value-type="float">
            <text:p>7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758" calcext:value-type="float">
            <text:p>7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759" calcext:value-type="float">
            <text:p>7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760" calcext:value-type="float">
            <text:p>7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761" calcext:value-type="float">
            <text:p>7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762" calcext:value-type="float">
            <text:p>7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763" calcext:value-type="float">
            <text:p>7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764" calcext:value-type="float">
            <text:p>7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765" calcext:value-type="float">
            <text:p>7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766" calcext:value-type="float">
            <text:p>7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767" calcext:value-type="float">
            <text:p>7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768" calcext:value-type="float">
            <text:p>7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769" calcext:value-type="float">
            <text:p>7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770" calcext:value-type="float">
            <text:p>7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771" calcext:value-type="float">
            <text:p>7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772" calcext:value-type="float">
            <text:p>7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773" calcext:value-type="float">
            <text:p>7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774" calcext:value-type="float">
            <text:p>7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775" calcext:value-type="float">
            <text:p>7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776" calcext:value-type="float">
            <text:p>7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777" calcext:value-type="float">
            <text:p>7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778" calcext:value-type="float">
            <text:p>7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779" calcext:value-type="float">
            <text:p>7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780" calcext:value-type="float">
            <text:p>7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781" calcext:value-type="float">
            <text:p>7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782" calcext:value-type="float">
            <text:p>7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783" calcext:value-type="float">
            <text:p>7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784" calcext:value-type="float">
            <text:p>7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785" calcext:value-type="float">
            <text:p>7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786" calcext:value-type="float">
            <text:p>7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787" calcext:value-type="float">
            <text:p>7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788" calcext:value-type="float">
            <text:p>7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789" calcext:value-type="float">
            <text:p>7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790" calcext:value-type="float">
            <text:p>7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791" calcext:value-type="float">
            <text:p>7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792" calcext:value-type="float">
            <text:p>7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793" calcext:value-type="float">
            <text:p>7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794" calcext:value-type="float">
            <text:p>7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795" calcext:value-type="float">
            <text:p>7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796" calcext:value-type="float">
            <text:p>7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797" calcext:value-type="float">
            <text:p>7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798" calcext:value-type="float">
            <text:p>7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799" calcext:value-type="float">
            <text:p>7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00" calcext:value-type="float">
            <text:p>8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01" calcext:value-type="float">
            <text:p>8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02" calcext:value-type="float">
            <text:p>8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03" calcext:value-type="float">
            <text:p>8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04" calcext:value-type="float">
            <text:p>8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05" calcext:value-type="float">
            <text:p>8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06" calcext:value-type="float">
            <text:p>8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07" calcext:value-type="float">
            <text:p>8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08" calcext:value-type="float">
            <text:p>8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09" calcext:value-type="float">
            <text:p>8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10" calcext:value-type="float">
            <text:p>8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11" calcext:value-type="float">
            <text:p>8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12" calcext:value-type="float">
            <text:p>8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13" calcext:value-type="float">
            <text:p>8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14" calcext:value-type="float">
            <text:p>8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15" calcext:value-type="float">
            <text:p>8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16" calcext:value-type="float">
            <text:p>8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17" calcext:value-type="float">
            <text:p>8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18" calcext:value-type="float">
            <text:p>8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19" calcext:value-type="float">
            <text:p>8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20" calcext:value-type="float">
            <text:p>8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21" calcext:value-type="float">
            <text:p>8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22" calcext:value-type="float">
            <text:p>8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23" calcext:value-type="float">
            <text:p>8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24" calcext:value-type="float">
            <text:p>8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25" calcext:value-type="float">
            <text:p>8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26" calcext:value-type="float">
            <text:p>8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27" calcext:value-type="float">
            <text:p>8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28" calcext:value-type="float">
            <text:p>8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29" calcext:value-type="float">
            <text:p>8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30" calcext:value-type="float">
            <text:p>8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31" calcext:value-type="float">
            <text:p>8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32" calcext:value-type="float">
            <text:p>8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33" calcext:value-type="float">
            <text:p>8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34" calcext:value-type="float">
            <text:p>8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35" calcext:value-type="float">
            <text:p>8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36" calcext:value-type="float">
            <text:p>8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37" calcext:value-type="float">
            <text:p>8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38" calcext:value-type="float">
            <text:p>8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39" calcext:value-type="float">
            <text:p>8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40" calcext:value-type="float">
            <text:p>8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41" calcext:value-type="float">
            <text:p>8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42" calcext:value-type="float">
            <text:p>8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43" calcext:value-type="float">
            <text:p>8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44" calcext:value-type="float">
            <text:p>8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45" calcext:value-type="float">
            <text:p>8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46" calcext:value-type="float">
            <text:p>8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47" calcext:value-type="float">
            <text:p>8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48" calcext:value-type="float">
            <text:p>8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49" calcext:value-type="float">
            <text:p>8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850" calcext:value-type="float">
            <text:p>8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851" calcext:value-type="float">
            <text:p>8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852" calcext:value-type="float">
            <text:p>8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853" calcext:value-type="float">
            <text:p>8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854" calcext:value-type="float">
            <text:p>8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855" calcext:value-type="float">
            <text:p>8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856" calcext:value-type="float">
            <text:p>8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857" calcext:value-type="float">
            <text:p>8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858" calcext:value-type="float">
            <text:p>8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859" calcext:value-type="float">
            <text:p>8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860" calcext:value-type="float">
            <text:p>8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861" calcext:value-type="float">
            <text:p>8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862" calcext:value-type="float">
            <text:p>8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863" calcext:value-type="float">
            <text:p>8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864" calcext:value-type="float">
            <text:p>8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865" calcext:value-type="float">
            <text:p>8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866" calcext:value-type="float">
            <text:p>8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867" calcext:value-type="float">
            <text:p>8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868" calcext:value-type="float">
            <text:p>8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869" calcext:value-type="float">
            <text:p>8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870" calcext:value-type="float">
            <text:p>8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871" calcext:value-type="float">
            <text:p>8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872" calcext:value-type="float">
            <text:p>8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873" calcext:value-type="float">
            <text:p>8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874" calcext:value-type="float">
            <text:p>8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875" calcext:value-type="float">
            <text:p>8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876" calcext:value-type="float">
            <text:p>8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877" calcext:value-type="float">
            <text:p>8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878" calcext:value-type="float">
            <text:p>8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879" calcext:value-type="float">
            <text:p>8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880" calcext:value-type="float">
            <text:p>8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881" calcext:value-type="float">
            <text:p>8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882" calcext:value-type="float">
            <text:p>8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883" calcext:value-type="float">
            <text:p>8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884" calcext:value-type="float">
            <text:p>8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885" calcext:value-type="float">
            <text:p>8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886" calcext:value-type="float">
            <text:p>8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887" calcext:value-type="float">
            <text:p>8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888" calcext:value-type="float">
            <text:p>8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889" calcext:value-type="float">
            <text:p>8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890" calcext:value-type="float">
            <text:p>8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891" calcext:value-type="float">
            <text:p>8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892" calcext:value-type="float">
            <text:p>8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893" calcext:value-type="float">
            <text:p>8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894" calcext:value-type="float">
            <text:p>8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895" calcext:value-type="float">
            <text:p>8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896" calcext:value-type="float">
            <text:p>8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897" calcext:value-type="float">
            <text:p>8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898" calcext:value-type="float">
            <text:p>8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899" calcext:value-type="float">
            <text:p>8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00" calcext:value-type="float">
            <text:p>9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01" calcext:value-type="float">
            <text:p>9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02" calcext:value-type="float">
            <text:p>9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03" calcext:value-type="float">
            <text:p>9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04" calcext:value-type="float">
            <text:p>9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05" calcext:value-type="float">
            <text:p>9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06" calcext:value-type="float">
            <text:p>9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07" calcext:value-type="float">
            <text:p>9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08" calcext:value-type="float">
            <text:p>9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09" calcext:value-type="float">
            <text:p>9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10" calcext:value-type="float">
            <text:p>9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11" calcext:value-type="float">
            <text:p>9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12" calcext:value-type="float">
            <text:p>9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13" calcext:value-type="float">
            <text:p>9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14" calcext:value-type="float">
            <text:p>9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15" calcext:value-type="float">
            <text:p>9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16" calcext:value-type="float">
            <text:p>9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17" calcext:value-type="float">
            <text:p>9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18" calcext:value-type="float">
            <text:p>9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19" calcext:value-type="float">
            <text:p>9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20" calcext:value-type="float">
            <text:p>9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21" calcext:value-type="float">
            <text:p>9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22" calcext:value-type="float">
            <text:p>9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23" calcext:value-type="float">
            <text:p>9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24" calcext:value-type="float">
            <text:p>9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25" calcext:value-type="float">
            <text:p>9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26" calcext:value-type="float">
            <text:p>9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27" calcext:value-type="float">
            <text:p>9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28" calcext:value-type="float">
            <text:p>9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29" calcext:value-type="float">
            <text:p>9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30" calcext:value-type="float">
            <text:p>9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31" calcext:value-type="float">
            <text:p>9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32" calcext:value-type="float">
            <text:p>9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33" calcext:value-type="float">
            <text:p>9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34" calcext:value-type="float">
            <text:p>9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35" calcext:value-type="float">
            <text:p>9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36" calcext:value-type="float">
            <text:p>9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37" calcext:value-type="float">
            <text:p>9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38" calcext:value-type="float">
            <text:p>9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39" calcext:value-type="float">
            <text:p>9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40" calcext:value-type="float">
            <text:p>9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41" calcext:value-type="float">
            <text:p>9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42" calcext:value-type="float">
            <text:p>9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43" calcext:value-type="float">
            <text:p>9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44" calcext:value-type="float">
            <text:p>9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45" calcext:value-type="float">
            <text:p>9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46" calcext:value-type="float">
            <text:p>9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47" calcext:value-type="float">
            <text:p>9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48" calcext:value-type="float">
            <text:p>9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49" calcext:value-type="float">
            <text:p>9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950" calcext:value-type="float">
            <text:p>9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951" calcext:value-type="float">
            <text:p>9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952" calcext:value-type="float">
            <text:p>9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953" calcext:value-type="float">
            <text:p>9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954" calcext:value-type="float">
            <text:p>9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955" calcext:value-type="float">
            <text:p>9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956" calcext:value-type="float">
            <text:p>9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957" calcext:value-type="float">
            <text:p>9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958" calcext:value-type="float">
            <text:p>9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959" calcext:value-type="float">
            <text:p>9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960" calcext:value-type="float">
            <text:p>9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961" calcext:value-type="float">
            <text:p>9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962" calcext:value-type="float">
            <text:p>9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963" calcext:value-type="float">
            <text:p>9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964" calcext:value-type="float">
            <text:p>9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965" calcext:value-type="float">
            <text:p>9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966" calcext:value-type="float">
            <text:p>9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967" calcext:value-type="float">
            <text:p>9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968" calcext:value-type="float">
            <text:p>9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969" calcext:value-type="float">
            <text:p>9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970" calcext:value-type="float">
            <text:p>9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971" calcext:value-type="float">
            <text:p>9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972" calcext:value-type="float">
            <text:p>9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973" calcext:value-type="float">
            <text:p>9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974" calcext:value-type="float">
            <text:p>9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975" calcext:value-type="float">
            <text:p>9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976" calcext:value-type="float">
            <text:p>9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977" calcext:value-type="float">
            <text:p>9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978" calcext:value-type="float">
            <text:p>9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979" calcext:value-type="float">
            <text:p>9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980" calcext:value-type="float">
            <text:p>9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981" calcext:value-type="float">
            <text:p>9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982" calcext:value-type="float">
            <text:p>9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983" calcext:value-type="float">
            <text:p>9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984" calcext:value-type="float">
            <text:p>9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985" calcext:value-type="float">
            <text:p>9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986" calcext:value-type="float">
            <text:p>9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987" calcext:value-type="float">
            <text:p>9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988" calcext:value-type="float">
            <text:p>9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989" calcext:value-type="float">
            <text:p>9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990" calcext:value-type="float">
            <text:p>9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991" calcext:value-type="float">
            <text:p>9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992" calcext:value-type="float">
            <text:p>9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993" calcext:value-type="float">
            <text:p>9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994" calcext:value-type="float">
            <text:p>9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995" calcext:value-type="float">
            <text:p>9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996" calcext:value-type="float">
            <text:p>9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997" calcext:value-type="float">
            <text:p>9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998" calcext:value-type="float">
            <text:p>9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999" calcext:value-type="float">
            <text:p>9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12">
          <table:table-cell table:number-columns-repeated="1025"/>
        </table:table-row>
        <calcext:conditional-formats>
          <calcext:conditional-format calcext:target-range-address="Cenários.G2:Cenários.G5 Cenários.G7:Cenários.G8 Cenários.G10:Cenários.G1500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office:forms form:automatic-focus="false" form:apply-design-mode="false"/>
        <table:table-column table:style-name="co3" table:number-columns-repeated="1024" table:default-cell-style-name="ce24"/>
        <table:table-row table:style-name="ro4" table:number-rows-repeated="2">
          <table:table-cell table:number-columns-repeated="1024"/>
        </table:table-row>
        <table:table-row table:style-name="ro4">
          <table:table-cell table:style-name="ce65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65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4">
        <office:forms form:automatic-focus="false" form:apply-design-mode="false"/>
        <table:table-column table:style-name="co15" table:number-columns-repeated="2" table:default-cell-style-name="ce24"/>
        <table:table-column table:style-name="co16" table:default-cell-style-name="ce24"/>
        <table:table-column table:style-name="co3" table:number-columns-repeated="1021" table:default-cell-style-name="ce24"/>
        <table:table-row table:style-name="ro4">
          <table:table-cell table:number-columns-repeated="1024"/>
        </table:table-row>
        <table:table-row table:style-name="ro13">
          <table:table-cell table:style-name="ce89" office:value-type="string" calcext:value-type="string" table:number-columns-spanned="3" table:number-rows-spanned="1">
            <text:p>Resultados</text:p>
          </table:table-cell>
          <table:covered-table-cell table:style-name="ce93"/>
          <table:covered-table-cell table:style-name="ce97"/>
          <table:table-cell table:number-columns-repeated="1021"/>
        </table:table-row>
        <table:table-row table:style-name="ro3">
          <table:table-cell table:style-name="ce90" office:value-type="string" calcext:value-type="string">
            <text:p>Total de Cenários</text:p>
          </table:table-cell>
          <table:table-cell table:style-name="ce94" table:formula="of:=COUNTA([$Cenários.B:.B])-1" office:value-type="float" office:value="16" calcext:value-type="float">
            <text:p>16</text:p>
          </table:table-cell>
          <table:table-cell table:style-name="ce98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OK</text:p>
          </table:table-cell>
          <table:table-cell table:style-name="ce95" table:formula="of:=COUNTIF([$Cenários.G:.G];&quot;OK&quot;)" office:value-type="float" office:value="14" calcext:value-type="float">
            <text:p>14</text:p>
          </table:table-cell>
          <table:table-cell table:style-name="ce101" table:formula="of:=[.B4]/[.B3]" office:value-type="percentage" office:value="0.875" calcext:value-type="percentage">
            <text:p>87,5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NOK</text:p>
          </table:table-cell>
          <table:table-cell table:style-name="ce95" table:formula="of:=COUNTIF([$Cenários.G:.G];&quot;NOK&quot;)" office:value-type="float" office:value="2" calcext:value-type="float">
            <text:p>2</text:p>
          </table:table-cell>
          <table:table-cell table:style-name="ce101" table:formula="of:=[.B5]/[.B3]" office:value-type="percentage" office:value="0.125" calcext:value-type="percentage">
            <text:p>12,50%</text:p>
          </table:table-cell>
          <table:table-cell table:number-columns-repeated="1021"/>
        </table:table-row>
        <table:table-row table:style-name="ro3">
          <table:table-cell table:style-name="ce92" office:value-type="string" calcext:value-type="string">
            <text:p>Cenários não testados</text:p>
          </table:table-cell>
          <table:table-cell table:style-name="ce96" table:formula="of:=[.B3]-[.B4]-[.B5]" office:value-type="float" office:value="0" calcext:value-type="float">
            <text:p>0</text:p>
          </table:table-cell>
          <table:table-cell table:style-name="ce102" table:formula="of:=[.B6]/[.B3]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21:39:39.32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4-12T22:30:47.325000000</dc:date>
    <meta:generator>LibreOffice/7.6.2.1$Windows_X86_64 LibreOffice_project/56f7684011345957bbf33a7ee678afaf4d2ba333</meta:generator>
    <meta:editing-duration>P4DT4H32S</meta:editing-duration>
    <meta:editing-cycles>52</meta:editing-cycles>
    <meta:document-statistic meta:table-count="4" meta:cell-count="3047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578cm" svg:y="0.601cm" svg:width="8.463cm" svg:height="6.451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14">
                <text:p>14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